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teredQuery.sc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teredQuery.equals( Object 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teredQuer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teredQuery.createWeight( final Searcher searcher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0">
            <text:p text:style-name="Table_20_Contents">0</text:p>
          </table:table-cell>
          <table:table-cell office:value-type="float" office:value="74">
            <text:p text:style-name="Table_20_Contents">74</text:p>
          </table:table-cell>
        </table:table-row>
        <table:table-row>
          <table:table-cell office:value-type="string">
            <text:p text:style-name="Table_20_Contents">FilteredQuery.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teredQuery.n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edQuery.rewrite( IndexReader re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ilteredQuery.FilteredQuery( Query query , Filter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teredQuery.skipTo( int 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teredQuery.get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teredQuery.explain( IndexReader ir , int 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FilteredQuery.toString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lteredQuer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edQuery.sumOfSquaredWeigh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edQuery.normalize( floa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teredQuery.explain( int 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ilteredQuery.get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edQuery.scorer( IndexReader indexReader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0">
            <text:p text:style-name="Table_20_Contents">0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FilteredQuery.advanceToCommo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ilteredQuery.extractTerms( Set ter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